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969" officeooo:paragraph-rsid="00109969"/>
    </style:style>
    <style:style style:name="T1" style:family="text">
      <style:text-properties officeooo:rsid="00109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name: neo4j</text:p>
      <text:p text:style-name="Standard"><text:span text:style-name="T1">Password: </text:span>MGUBIJrMUCwPy6wc9J33qHMX4NPLBF8DqpgO-U_NSAc</text:p>
      <text:p text:style-name="Standard"/>
      <text:p text:style-name="Standard">neo4j+s://d29ec230.databases.neo4j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8:01:41.500820266</meta:creation-date>
    <dc:date>2021-08-15T19:33:36.323700013</dc:date>
    <meta:editing-duration>PT41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" meta:character-count="105" meta:non-whitespace-character-count="103"/>
  </office:meta>
</office:document-meta>
</file>